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2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8.5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45.98mm"/>
    </style:style>
    <style:style style:name="co8" style:family="table-column">
      <style:table-column-properties fo:break-before="auto" style:column-width="25.45mm"/>
    </style:style>
    <style:style style:name="co9" style:family="table-column">
      <style:table-column-properties fo:break-before="auto" style:column-width="63.15mm"/>
    </style:style>
    <style:style style:name="co10" style:family="table-column">
      <style:table-column-properties fo:break-before="auto" style:column-width="5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jecucion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83.90.238.5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3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3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1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8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.69.207.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3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1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91.18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83.90.238.5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8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91.18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83.90.238.5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2.1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3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s/>129.250.3.4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2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91.18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2.20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/>129.250.4.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7.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1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82.17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Hoja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<text:s/>IP</text:p>
          </table:table-cell>
          <table:table-cell office:value-type="string" calcext:value-type="string">
            <text:p>\overline{RTT}</text:p>
          </table:table-cell>
          <table:table-cell office:value-type="string" calcext:value-type="string">
            <text:p>\overline{RTT_i} – \overline{RTT_{i-1}}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table:formula="of:=AVERAGEIF([$Hoja1.B$2:$Hoja1.B$390];&quot;=&quot;&amp;[.A2];[$Hoja1.D$2:$Hoja1.D$390])" office:value-type="float" office:value="57.2666666666667" calcext:value-type="float">
            <text:p>57,27</text:p>
          </table:table-cell>
          <table:table-cell office:value-type="float" office:value="57.2666666666667" calcext:value-type="float">
            <text:p>57,27</text:p>
          </table:table-cell>
          <table:table-cell office:value-type="string" calcext:value-type="string">
            <text:p>IP privada (Red Privada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table:formula="of:=AVERAGEIF([$Hoja1.B$2:$Hoja1.B$390];&quot;=&quot;&amp;[.A3];[$Hoja1.D$2:$Hoja1.D$390])" office:value-type="float" office:value="59.4666666666667" calcext:value-type="float">
            <text:p>59,47</text:p>
          </table:table-cell>
          <table:table-cell table:formula="of:=[.C3]-[.C2]" office:value-type="float" office:value="2.2" calcext:value-type="float">
            <text:p>2,20</text:p>
          </table:table-cell>
          <table:table-cell office:value-type="string" calcext:value-type="string">
            <text:p>IP privada (Proveedor de Servicio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table:formula="of:=AVERAGEIF([$Hoja1.B$2:$Hoja1.B$390];&quot;=&quot;&amp;[.A4];[$Hoja1.D$2:$Hoja1.D$390])" office:value-type="float" office:value="61.8" calcext:value-type="float">
            <text:p>61,80</text:p>
          </table:table-cell>
          <table:table-cell table:formula="of:=[.C4]-[.C3]" office:value-type="float" office:value="2.33333333333333" calcext:value-type="float">
            <text:p>2,33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table:formula="of:=AVERAGEIF([$Hoja1.B$2:$Hoja1.B$390];&quot;=&quot;&amp;[.A5];[$Hoja1.D$2:$Hoja1.D$390])" office:value-type="float" office:value="58.4" calcext:value-type="float">
            <text:p>58,40</text:p>
          </table:table-cell>
          <table:table-cell table:formula="of:=[.C5]-[.C4]" office:value-type="float" office:value="-3.4" calcext:value-type="float">
            <text:p>-3,4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table:formula="of:=AVERAGEIF([$Hoja1.B$2:$Hoja1.B$390];&quot;=&quot;&amp;[.A6];[$Hoja1.D$2:$Hoja1.D$390])" office:value-type="float" office:value="65.8" calcext:value-type="float">
            <text:p>65,80</text:p>
          </table:table-cell>
          <table:table-cell table:formula="of:=[.C6]-[.C5]" office:value-type="float" office:value="7.4" calcext:value-type="float">
            <text:p>7,4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table:formula="of:=AVERAGEIF([$Hoja1.B$2:$Hoja1.B$390];&quot;=&quot;&amp;[.A7];[$Hoja1.D$2:$Hoja1.D$390])" office:value-type="float" office:value="55" calcext:value-type="float">
            <text:p>55,00</text:p>
          </table:table-cell>
          <table:table-cell table:formula="of:=[.C7]-[.C6]" office:value-type="float" office:value="-10.8" calcext:value-type="float">
            <text:p>-10,80</text:p>
          </table:table-cell>
          <table:table-cell office:value-type="string" calcext:value-type="string">
            <text:p>No Disponi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table:formula="of:=AVERAGEIF([$Hoja1.B$2:$Hoja1.B$390];&quot;=&quot;&amp;[.A8];[$Hoja1.D$2:$Hoja1.D$390])" office:value-type="float" office:value="59.2666666666667" calcext:value-type="float">
            <text:p>59,27</text:p>
          </table:table-cell>
          <table:table-cell table:formula="of:=[.C8]-[.C7]" office:value-type="float" office:value="4.26666666666667" calcext:value-type="float">
            <text:p>4,27</text:p>
          </table:table-cell>
          <table:table-cell office:value-type="string" calcext:value-type="string">
            <text:p>IP privada (Proveedor de Servicio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table:formula="of:=AVERAGEIF([$Hoja1.B$2:$Hoja1.B$390];&quot;=&quot;&amp;[.A9];[$Hoja1.D$2:$Hoja1.D$390])" office:value-type="float" office:value="60.2666666666667" calcext:value-type="float">
            <text:p>60,27</text:p>
          </table:table-cell>
          <table:table-cell table:formula="of:=[.C9]-[.C8]" office:value-type="float" office:value="1" calcext:value-type="float">
            <text:p>1,00</text:p>
          </table:table-cell>
          <table:table-cell office:value-type="string" calcext:value-type="string">
            <text:p>Argentina, Buenos Air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table:formula="of:=AVERAGEIF([$Hoja1.B$2:$Hoja1.B$390];&quot;=&quot;&amp;[.A10];[$Hoja1.D$2:$Hoja1.D$390])" office:value-type="float" office:value="91.125" calcext:value-type="float">
            <text:p>91,13</text:p>
          </table:table-cell>
          <table:table-cell table:formula="of:=[.C10]-[.C9]" office:value-type="float" office:value="30.8583333333333" calcext:value-type="float">
            <text:p>30,86</text:p>
          </table:table-cell>
          <table:table-cell office:value-type="string" calcext:value-type="string">
            <text:p>Argentina, Buenos Air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(99.233|94.249)</text:p>
          </table:table-cell>
          <table:table-cell table:formula="of:=AVERAGEIF([$Hoja1.B$2:$Hoja1.B$390];&quot;=&quot;&amp;[.A11];[$Hoja1.D$2:$Hoja1.D$390])" office:value-type="float" office:value="183.666666666667" calcext:value-type="float">
            <text:p>183,67</text:p>
          </table:table-cell>
          <table:table-cell table:formula="of:=[.C11]-[.C10]" office:value-type="float" office:value="92.5416666666667" calcext:value-type="float">
            <text:p>92,54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4.68.127.54</text:p>
          </table:table-cell>
          <table:table-cell table:formula="of:=AVERAGEIF([$Hoja1.B$2:$Hoja1.B$390];&quot;=&quot;&amp;[.A14];[$Hoja1.D$2:$Hoja1.D$390])" office:value-type="float" office:value="193.266666666667" calcext:value-type="float">
            <text:p>193,27</text:p>
          </table:table-cell>
          <table:table-cell table:formula="of:=[.C14]-[.C13]" office:value-type="float" office:value="193.266666666667" calcext:value-type="float">
            <text:p>193,27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29.250.(2.202|3.40)</text:p>
          </table:table-cell>
          <table:table-cell table:formula="of:=AVERAGEIF([$Hoja1.B$2:$Hoja1.B$390];&quot;=&quot;&amp;[.A15];[$Hoja1.D$2:$Hoja1.D$390])" office:value-type="float" office:value="337.928571428571" calcext:value-type="float">
            <text:p>337,93</text:p>
          </table:table-cell>
          <table:table-cell table:formula="of:=[.C15]-[.C14]" office:value-type="float" office:value="144.661904761905" calcext:value-type="float">
            <text:p>144,66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29.250.4.(20|88)</text:p>
          </table:table-cell>
          <table:table-cell table:formula="of:=AVERAGEIF([$Hoja1.B$2:$Hoja1.B$390];&quot;=&quot;&amp;[.A16];[$Hoja1.D$2:$Hoja1.D$390])" office:value-type="float" office:value="197.357142857143" calcext:value-type="float">
            <text:p>197,36</text:p>
          </table:table-cell>
          <table:table-cell table:formula="of:=[.C16]-[.C15]" office:value-type="float" office:value="-140.571428571429" calcext:value-type="float">
            <text:p>-140,57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129.250.2.219</text:p>
          </table:table-cell>
          <table:table-cell table:formula="of:=AVERAGEIF([$Hoja1.B$2:$Hoja1.B$390];&quot;=&quot;&amp;[.A17];[$Hoja1.D$2:$Hoja1.D$390])" office:value-type="float" office:value="211.266666666667" calcext:value-type="float">
            <text:p>211,27</text:p>
          </table:table-cell>
          <table:table-cell table:formula="of:=[.C17]-[.C16]" office:value-type="float" office:value="13.9095238095238" calcext:value-type="float">
            <text:p>13,91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129.250.7.69</text:p>
          </table:table-cell>
          <table:table-cell table:formula="of:=AVERAGEIF([$Hoja1.B$2:$Hoja1.B$390];&quot;=&quot;&amp;[.A18];[$Hoja1.D$2:$Hoja1.D$390])" office:value-type="float" office:value="234.928571428571" calcext:value-type="float">
            <text:p>234,93</text:p>
          </table:table-cell>
          <table:table-cell table:formula="of:=[.C18]-[.C17]" office:value-type="float" office:value="23.6619047619047" calcext:value-type="float">
            <text:p>23,66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129.250.2.177</text:p>
          </table:table-cell>
          <table:table-cell table:formula="of:=AVERAGEIF([$Hoja1.B$2:$Hoja1.B$390];&quot;=&quot;&amp;[.A19];[$Hoja1.D$2:$Hoja1.D$390])" office:value-type="float" office:value="332.266666666667" calcext:value-type="float">
            <text:p>332,27</text:p>
          </table:table-cell>
          <table:table-cell table:formula="of:=[.C19]-[.C18]" office:value-type="float" office:value="97.3380952380952" calcext:value-type="float">
            <text:p>97,34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29.250.(7.33|2.128)</text:p>
          </table:table-cell>
          <table:table-cell table:formula="of:=AVERAGEIF([$Hoja1.B$2:$Hoja1.B$390];&quot;=&quot;&amp;[.A20];[$Hoja1.D$2:$Hoja1.D$390])" office:value-type="float" office:value="332.066666666667" calcext:value-type="float">
            <text:p>332,07</text:p>
          </table:table-cell>
          <table:table-cell table:formula="of:=[.C20]-[.C19]" office:value-type="float" office:value="-0.199999999999989" calcext:value-type="float">
            <text:p>-0,20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129.250.3.(106|232|210|88)</text:p>
          </table:table-cell>
          <table:table-cell table:formula="of:=AVERAGEIF([$Hoja1.B$2:$Hoja1.B$390];&quot;=&quot;&amp;[.A21];[$Hoja1.D$2:$Hoja1.D$390])" office:value-type="float" office:value="344.733333333333" calcext:value-type="float">
            <text:p>344,73</text:p>
          </table:table-cell>
          <table:table-cell table:formula="of:=[.C21]-[.C20]" office:value-type="float" office:value="12.6666666666667" calcext:value-type="float">
            <text:p>12,67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200.(82.178|91.186)</text:p>
          </table:table-cell>
          <table:table-cell table:formula="of:=AVERAGEIF([$Hoja1.B$2:$Hoja1.B$390];&quot;=&quot;&amp;[.A22];[$Hoja1.D$2:$Hoja1.D$390])" office:value-type="float" office:value="322.714285714286" calcext:value-type="float">
            <text:p>322,71</text:p>
          </table:table-cell>
          <table:table-cell table:formula="of:=[.C22]-[.C21]" office:value-type="float" office:value="-22.0190476190476" calcext:value-type="float">
            <text:p>-22,02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10.188.213.76</text:p>
          </table:table-cell>
          <table:table-cell table:formula="of:=AVERAGEIF([$Hoja1.B$2:$Hoja1.B$390];&quot;=&quot;&amp;[.A26];[$Hoja1.D$2:$Hoja1.D$390])" office:value-type="float" office:value="343.266666666667" calcext:value-type="float">
            <text:p>343,27</text:p>
          </table:table-cell>
          <table:table-cell table:formula="of:=[.C26]-[.C25]" office:value-type="float" office:value="343.266666666667" calcext:value-type="float">
            <text:p>343,27</text:p>
          </table:table-cell>
          <table:table-cell office:value-type="string" calcext:value-type="string">
            <text:p>Japó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183.90.238.55</text:p>
          </table:table-cell>
          <table:table-cell table:formula="of:=AVERAGEIF([$Hoja1.B$2:$Hoja1.B$390];&quot;=&quot;&amp;[.A27];[$Hoja1.D$2:$Hoja1.D$390])" office:value-type="float" office:value="340.125" calcext:value-type="float">
            <text:p>340,13</text:p>
          </table:table-cell>
          <table:table-cell table:formula="of:=[.C27]-[.C26]" office:value-type="float" office:value="-3.14166666666665" calcext:value-type="float">
            <text:p>-3,14</text:p>
          </table:table-cell>
          <table:table-cell office:value-type="string" calcext:value-type="string">
            <text:p>Japón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Hoja1.A1:Hoja1.D3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20:28.916777762</meta:creation-date>
    <dc:date>2019-10-20T16:18:00.025590793</dc:date>
    <meta:editing-duration>PT32M23S</meta:editing-duration>
    <meta:editing-cycles>2</meta:editing-cycles>
    <meta:generator>LibreOffice/6.0.7.3$Linux_X86_64 LibreOffice_project/00m0$Build-3</meta:generator>
    <meta:document-statistic meta:table-count="2" meta:cell-count="1680" meta:object-count="0"/>
  </office:meta>
</office:document-meta>
</file>